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Marie,</text:p>
      <text:p text:style-name="Normal">ve světle svíček a v srdci plném něhy tě chci pozdravit na této cestě plné lásky a porozumění. Je to cesta, na které se naše duše setkávají nejen jako spolužáci, ale také jako dva Bůvoli, kteří mají tu čest sdílet stejný čínský rok. Naše znamení nás spojuje silným poutem odvahy a vytrvalosti, a na Valentýna bych chtěl, aby tohle pouto rozkvetlo do něčeho ještě krásnějšího. Tvá silná, neotřesitelná povaha osvětluje můj den stejně jako ranní slunce, a tvá jemná duše je jako hladivý vánek, který mě povzbudí a naučí mě větší trpělivosti a soucitu.</text:p>
      <text:p text:style-name="Normal">Pod ochranou Rafaela, anděla léčitele, nám nejen zdraví, ale i láska bude vzkvétat v plném zdraví a harmonii. Nechť náš společný rok Bůvola slouží nejen jako základ naší vzájemné sounáležitosti, ale i jako připomenutí, že v životě můžeme být stejně pevní a odhodlaní, abychom překonali jakoukoliv překážku, která stojí mezi námi a štěstím. Na této cestě vzájemného porozumění a sdílení teď kladu svou dlaně na tvou, abych tě ujistil, že v dobrém i ve zlém, ve zdraví i nemoci, budeš mít po svém boku někoho, kdo tě opravdu rozumí a podporuje.</text:p>
      <text:p text:style-name="Normal">S láskou a respektem k našemu sdílenému zvěrokruhu, o Valentýna, věřme v krásu toho, co nás spojuj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